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1fccf" officeooo:paragraph-rsid="008d803b"/>
    </style:style>
    <style:style style:name="P44" style:family="paragraph" style:parent-style-name="Standard">
      <style:text-properties officeooo:rsid="00226d5d" officeooo:paragraph-rsid="008d803b"/>
    </style:style>
    <style:style style:name="P45" style:family="paragraph" style:parent-style-name="Standard">
      <style:text-properties officeooo:rsid="0028b194" officeooo:paragraph-rsid="008d803b"/>
    </style:style>
    <style:style style:name="P46" style:family="paragraph" style:parent-style-name="Standard">
      <style:text-properties officeooo:rsid="002a6bcd" officeooo:paragraph-rsid="008d803b"/>
    </style:style>
    <style:style style:name="P47" style:family="paragraph" style:parent-style-name="Standard">
      <style:text-properties officeooo:rsid="002c3e7f" officeooo:paragraph-rsid="008d803b"/>
    </style:style>
    <style:style style:name="P48" style:family="paragraph" style:parent-style-name="Standard">
      <style:text-properties officeooo:rsid="002d0756" officeooo:paragraph-rsid="008d803b"/>
    </style:style>
    <style:style style:name="P49" style:family="paragraph" style:parent-style-name="Standard">
      <style:text-properties officeooo:rsid="002e9672" officeooo:paragraph-rsid="008d803b"/>
    </style:style>
    <style:style style:name="P50" style:family="paragraph" style:parent-style-name="Standard">
      <style:text-properties officeooo:rsid="0030ed8b" officeooo:paragraph-rsid="008d803b"/>
    </style:style>
    <style:style style:name="P51" style:family="paragraph" style:parent-style-name="Standard">
      <style:text-properties officeooo:rsid="0032cd96" officeooo:paragraph-rsid="008d803b"/>
    </style:style>
    <style:style style:name="P52" style:family="paragraph" style:parent-style-name="Standard">
      <style:text-properties officeooo:rsid="0010f501" officeooo:paragraph-rsid="008e148b"/>
    </style:style>
    <style:style style:name="P53" style:family="paragraph" style:parent-style-name="Standard">
      <style:text-properties officeooo:rsid="000a0679" officeooo:paragraph-rsid="008e148b"/>
    </style:style>
    <style:style style:name="P54" style:family="paragraph" style:parent-style-name="Standard">
      <style:text-properties officeooo:rsid="000ba2c4" officeooo:paragraph-rsid="008e148b"/>
    </style:style>
    <style:style style:name="P55" style:family="paragraph" style:parent-style-name="Standard">
      <style:text-properties officeooo:rsid="000e4c04" officeooo:paragraph-rsid="008e148b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959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1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3"/>
      <text:p text:style-name="P44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/>
      <text:p text:style-name="P45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6"><text:a xlink:type="simple" xlink:href="https://coderprog.com/understand-nodejs/" text:style-name="Internet_20_link" text:visited-style-name="Visited_20_Internet_20_Link">https://coderprog.com/understand-nodejs/</text:a></text:p>
      <text:p text:style-name="P46"/>
      <text:p text:style-name="P47"><text:a xlink:type="simple" xlink:href="https://coderprog.com/reactjs-real-world-apps/" text:style-name="Internet_20_link" text:visited-style-name="Visited_20_Internet_20_Link">https://coderprog.com/reactjs-real-world-apps/</text:a></text:p>
      <text:p text:style-name="P48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9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0"><text:a xlink:type="simple" xlink:href="https://coderprog.com/redux-end-to-end/" text:style-name="Internet_20_link" text:visited-style-name="Visited_20_Internet_20_Link">https://coderprog.com/redux-end-to-end/</text:a></text:p>
      <text:p text:style-name="P50"/>
      <text:p text:style-name="P51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1"/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42"/>
      <text:p text:style-name="P53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/>
      <text:p text:style-name="P54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/>
      <text:p text:style-name="P55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5"/>
      <text:p text:style-name="P52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0:19:22.445975763</dc:date>
    <meta:editing-duration>PT3H31M55S</meta:editing-duration>
    <meta:editing-cycles>122</meta:editing-cycles>
    <meta:document-statistic meta:table-count="0" meta:image-count="0" meta:object-count="0" meta:page-count="2" meta:paragraph-count="54" meta:word-count="58" meta:character-count="3059" meta:non-whitespace-character-count="3054"/>
  </office:meta>
</office:document-meta>
</file>